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ind Light" svg:font-family="Hind Light" style:font-family-generic="system" style:font-pitch="variable"/>
    <style:font-face style:name="Cambria" svg:font-family="Cambria" style:font-family-generic="roman" style:font-pitch="variable" svg:panose-1="2 4 5 3 5 4 6 3 2 4"/>
    <style:font-face style:name="Hind" svg:font-family="Hind" style:font-family-generic="system" style:font-pitch="variable"/>
    <style:font-face style:name="Clear Sans Light" svg:font-family="Clear Sans Light" style:font-family-generic="swiss" style:font-pitch="variable"/>
    <style:font-face style:name="Clear Sans Medium" svg:font-family="Clear Sans Medium" style:font-family-generic="swiss" style:font-pitch="variable"/>
    <style:font-face style:name="Open Sans SemiBold" svg:font-family="Open Sans SemiBold" style:font-family-generic="swiss" style:font-pitch="variable"/>
    <style:font-face style:name="Arapey" svg:font-family="Arapey" style:font-family-generic="system" style:font-pitch="variable"/>
    <style:font-face style:name="Bentham" svg:font-family="Bentham" style:font-family-generic="modern" style:font-pitch="variable" svg:panose-1="0 0 0 0 0 0 0 0 0 0"/>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language-asian="pl" style:country-asian="PL"/>
    </style:style>
    <style:style style:name="P3" style:parent-style-name="Normal" style:family="paragraph">
      <style:paragraph-properties fo:text-align="end"/>
      <style:text-properties style:font-name="Hind Light" style:font-name-complex="Hind Light"/>
    </style:style>
    <style:style style:name="P4" style:parent-style-name="Normal" style:family="paragraph">
      <style:paragraph-properties fo:text-align="end"/>
      <style:text-properties style:font-name="Hind Light" style:font-name-complex="Hind Light"/>
    </style:style>
    <style:style style:name="P5" style:parent-style-name="Normal" style:family="paragraph">
      <style:paragraph-properties fo:text-align="end"/>
      <style:text-properties style:font-name="Hind Light" style:font-name-complex="Hind Light"/>
    </style:style>
    <style:style style:name="P6" style:parent-style-name="Normal" style:family="paragraph">
      <style:paragraph-properties fo:text-align="end"/>
      <style:text-properties style:font-name="Hind Light" style:font-name-complex="Hind Light"/>
    </style:style>
    <style:style style:name="P7" style:parent-style-name="Normal" style:family="paragraph">
      <style:paragraph-properties fo:text-align="end"/>
      <style:text-properties style:font-name="Hind Light" style:font-name-complex="Hind Light"/>
    </style:style>
    <style:style style:name="P8" style:parent-style-name="Normal" style:family="paragraph">
      <style:paragraph-properties fo:text-align="end"/>
      <style:text-properties style:font-name="Hind Light" style:font-name-complex="Hind Light"/>
    </style:style>
    <style:style style:name="P9" style:parent-style-name="Normal" style:family="paragraph">
      <style:paragraph-properties fo:text-align="end"/>
      <style:text-properties style:font-name="Hind Light" style:font-name-complex="Hind Light"/>
    </style:style>
    <style:style style:name="P10" style:parent-style-name="Normal" style:family="paragraph">
      <style:paragraph-properties fo:text-align="end"/>
      <style:text-properties style:font-name="Hind Light" style:font-name-complex="Hind Light"/>
    </style:style>
    <style:style style:name="P11" style:parent-style-name="Normal" style:family="paragraph">
      <style:paragraph-properties fo:text-align="end"/>
      <style:text-properties style:font-name="Hind Light" style:font-name-complex="Hind Light"/>
    </style:style>
    <style:style style:name="P12" style:parent-style-name="Normal" style:family="paragraph">
      <style:text-properties style:font-name="Cambria"/>
    </style:style>
    <style:style style:name="P13" style:parent-style-name="Normal" style:family="paragraph">
      <style:text-properties style:font-name="Cambria"/>
    </style:style>
    <style:style style:name="T14" style:parent-style-name="DefaultParagraphFont" style:family="text">
      <style:text-properties fo:color="#B8C7CC" style:language-asian="pl" style:country-asian="PL"/>
    </style:style>
    <style:style style:name="T15" style:parent-style-name="DefaultParagraphFont" style:family="text">
      <style:text-properties style:language-asian="pl" style:country-asian="PL"/>
    </style:style>
    <style:style style:name="T16" style:parent-style-name="DefaultParagraphFont" style:family="text">
      <style:text-properties style:language-asian="pl" style:country-asian="PL"/>
    </style:style>
    <style:style style:name="P17" style:parent-style-name="NoSpacing" style:family="paragraph">
      <style:text-properties style:font-name="Hind" style:font-name-complex="Hind" fo:language="en" fo:country="US"/>
    </style:style>
    <style:style style:name="T18" style:parent-style-name="DefaultParagraphFont" style:family="text">
      <style:text-properties style:font-name="Hind Light" style:font-name-complex="Hind Light" fo:language="en" fo:country="US"/>
    </style:style>
    <style:style style:name="P19" style:parent-style-name="NoSpacing" style:family="paragraph">
      <style:text-properties fo:language="en" fo:country="US"/>
    </style:style>
    <style:style style:name="P20" style:parent-style-name="NoSpacing" style:list-style-name="LFO9" style:family="paragraph">
      <style:text-properties style:font-name="Hind Light" style:font-name-complex="Hind Light" fo:color="#000000" style:font-size-complex="10.5pt" fo:background-color="#FFFFFF" fo:language="en" fo:country="US"/>
    </style:style>
    <style:style style:name="P21" style:parent-style-name="NoSpacing" style:list-style-name="LFO9" style:family="paragraph">
      <style:text-properties style:font-name="Hind Light" style:font-name-complex="Hind Light" fo:color="#000000" style:font-size-complex="10.5pt" fo:background-color="#FFFFFF" fo:language="en" fo:country="US"/>
    </style:style>
    <style:style style:name="P22" style:parent-style-name="NoSpacing" style:list-style-name="LFO9" style:family="paragraph">
      <style:text-properties style:font-name="Hind Light" style:font-name-complex="Hind Light" fo:color="#000000" style:font-size-complex="10.5pt" fo:background-color="#FFFFFF" fo:language="en" fo:country="US"/>
    </style:style>
    <style:style style:name="P23" style:parent-style-name="NoSpacing" style:list-style-name="LFO9" style:family="paragraph">
      <style:text-properties style:font-name="Hind Light" style:font-name-complex="Hind Light" fo:color="#000000" style:font-size-complex="10.5pt" fo:background-color="#FFFFFF" fo:language="en" fo:country="US"/>
    </style:style>
    <style:style style:name="P24" style:parent-style-name="NoSpacing" style:list-style-name="LFO9" style:family="paragraph">
      <style:text-properties style:font-name="Hind Light" style:font-name-complex="Hind Light" fo:color="#000000" style:font-size-complex="10.5pt" fo:background-color="#FFFFFF" fo:language="en" fo:country="US"/>
    </style:style>
    <style:style style:name="P25" style:parent-style-name="NoSpacing" style:list-style-name="LFO9" style:family="paragraph">
      <style:text-properties style:font-name="Hind Light" style:font-name-complex="Hind Light" fo:color="#000000" style:font-size-complex="10.5pt" fo:background-color="#FFFFFF" fo:language="en" fo:country="US"/>
    </style:style>
    <style:style style:name="P26" style:parent-style-name="NoSpacing" style:family="paragraph">
      <style:text-properties style:font-name="Hind Light" style:font-name-complex="Hind Light" fo:font-size="12pt" style:font-size-asian="12pt" fo:language="en" fo:country="US"/>
    </style:style>
    <style:style style:name="P27" style:parent-style-name="NoSpacing" style:family="paragraph">
      <style:text-properties style:font-name="Hind" style:font-name-complex="Hind" fo:language="en" fo:country="US"/>
    </style:style>
    <style:style style:name="T28" style:parent-style-name="DefaultParagraphFont" style:family="text">
      <style:text-properties style:font-name="Hind Light" style:font-name-complex="Hind Light" fo:language="en" fo:country="US"/>
    </style:style>
    <style:style style:name="P29" style:parent-style-name="NoSpacing" style:family="paragraph">
      <style:text-properties fo:language="en" fo:country="US"/>
    </style:style>
    <style:style style:name="P30" style:parent-style-name="NoSpacing" style:list-style-name="LFO9" style:family="paragraph">
      <style:text-properties style:font-name="Hind Light" style:font-name-complex="Hind Light" fo:color="#000000" style:font-size-complex="10.5pt" fo:background-color="#FFFFFF" fo:language="en" fo:country="US"/>
    </style:style>
    <style:style style:name="P31" style:parent-style-name="NoSpacing" style:list-style-name="LFO9" style:family="paragraph">
      <style:text-properties style:font-name="Hind Light" style:font-name-complex="Hind Light" fo:color="#000000" style:font-size-complex="10.5pt" fo:background-color="#FFFFFF" fo:language="en" fo:country="US"/>
    </style:style>
    <style:style style:name="P32" style:parent-style-name="NoSpacing" style:list-style-name="LFO9" style:family="paragraph">
      <style:text-properties style:font-name="Hind Light" style:font-name-complex="Hind Light" fo:color="#000000" style:font-size-complex="10.5pt" fo:background-color="#FFFFFF" fo:language="en" fo:country="US"/>
    </style:style>
    <style:style style:name="P33" style:parent-style-name="NoSpacing" style:list-style-name="LFO9" style:family="paragraph">
      <style:text-properties style:font-name="Hind Light" style:font-name-complex="Hind Light" fo:color="#000000" style:font-size-complex="10.5pt" fo:background-color="#FFFFFF" fo:language="en" fo:country="US"/>
    </style:style>
    <style:style style:name="P34" style:parent-style-name="NoSpacing" style:list-style-name="LFO9" style:family="paragraph">
      <style:text-properties style:font-name="Hind Light" style:font-name-complex="Hind Light" fo:color="#000000" style:font-size-complex="10.5pt" fo:background-color="#FFFFFF" fo:language="en" fo:country="US"/>
    </style:style>
    <style:style style:name="P35" style:parent-style-name="NoSpacing" style:list-style-name="LFO9" style:family="paragraph">
      <style:text-properties style:font-name="Hind Light" style:font-name-complex="Hind Light" fo:color="#000000" style:font-size-complex="10.5pt" fo:background-color="#FFFFFF" fo:language="en" fo:country="US"/>
    </style:style>
    <style:style style:name="P36" style:parent-style-name="NoSpacing" style:family="paragraph">
      <style:text-properties style:font-name="Hind Light" style:font-name-complex="Hind Light" fo:font-size="12pt" style:font-size-asian="12pt" fo:language="en" fo:country="US"/>
    </style:style>
    <style:style style:name="P37" style:parent-style-name="NoSpacing" style:family="paragraph">
      <style:text-properties fo:language="en" fo:country="US"/>
    </style:style>
    <style:style style:name="P38" style:parent-style-name="Normal" style:family="paragraph">
      <style:text-properties style:font-name="Clear Sans Light" style:font-name-complex="Clear Sans Light"/>
    </style:style>
    <style:style style:name="P39" style:parent-style-name="Normal" style:family="paragraph">
      <style:text-properties style:font-name="Clear Sans Light" style:font-name-complex="Clear Sans Light"/>
    </style:style>
    <style:style style:name="P40" style:parent-style-name="ListParagraph" style:family="paragraph">
      <style:text-properties style:font-name="Clear Sans Light" style:font-name-complex="Clear Sans Light"/>
    </style:style>
    <style:style style:name="P41" style:parent-style-name="NoSpacing" style:family="paragraph">
      <style:text-properties fo:language="en" fo:country="US"/>
    </style:style>
    <style:style style:name="T42" style:parent-style-name="DefaultParagraphFont" style:family="text">
      <style:text-properties style:language-asian="pl" style:country-asian="PL"/>
    </style:style>
    <style:style style:name="P43" style:parent-style-name="Normal" style:family="paragraph">
      <style:paragraph-properties fo:text-align="end"/>
      <style:text-properties style:font-name="Hind Light" style:font-name-complex="Hind Light"/>
    </style:style>
    <style:style style:name="T44" style:parent-style-name="DefaultParagraphFont" style:family="text">
      <style:text-properties style:language-asian="pl" style:country-asian="PL"/>
    </style:style>
    <style:style style:name="P45" style:parent-style-name="Normal" style:family="paragraph">
      <style:paragraph-properties fo:text-align="end"/>
      <style:text-properties style:font-name="Hind Light" style:font-name-complex="Hind Light"/>
    </style:style>
    <style:style style:name="T46" style:parent-style-name="DefaultParagraphFont" style:family="text">
      <style:text-properties style:language-asian="pl" style:country-asian="PL"/>
    </style:style>
    <style:style style:name="P47" style:parent-style-name="Normal" style:family="paragraph">
      <style:paragraph-properties fo:text-align="end"/>
      <style:text-properties style:font-name="Hind Light" style:font-name-complex="Hind Light"/>
    </style:style>
    <style:style style:name="T48" style:parent-style-name="DefaultParagraphFont" style:family="text">
      <style:text-properties style:language-asian="pl" style:country-asian="PL"/>
    </style:style>
    <style:style style:name="P49" style:parent-style-name="NoSpacing" style:family="paragraph">
      <style:paragraph-properties fo:text-align="end"/>
      <style:text-properties style:font-name="Hind" style:font-name-complex="Hind" fo:language="en" fo:country="US"/>
    </style:style>
    <style:style style:name="P50" style:parent-style-name="NoSpacing" style:family="paragraph">
      <style:paragraph-properties fo:text-align="end"/>
      <style:text-properties style:font-name="Hind Light" style:font-name-complex="Hind Light" fo:font-size="10pt" style:font-size-asian="10pt" fo:language="en" fo:country="US"/>
    </style:style>
    <style:style style:name="P51" style:parent-style-name="NoSpacing" style:family="paragraph">
      <style:text-properties style:font-name="Clear Sans Medium" style:font-name-complex="Clear Sans Medium" fo:language="en" fo:country="US"/>
    </style:style>
    <style:style style:name="P52" style:parent-style-name="NoSpacing" style:family="paragraph">
      <style:paragraph-properties fo:text-align="end"/>
    </style:style>
    <style:style style:name="T53" style:parent-style-name="DefaultParagraphFont" style:family="text">
      <style:text-properties style:font-name="Hind" style:font-name-complex="Hind" fo:language="en" fo:country="US"/>
    </style:style>
    <style:style style:name="T54" style:parent-style-name="DefaultParagraphFont" style:family="text">
      <style:text-properties style:font-name="Clear Sans Medium" style:font-name-complex="Clear Sans Medium" fo:language="en" fo:country="US"/>
    </style:style>
    <style:style style:name="T55" style:parent-style-name="DefaultParagraphFont" style:family="text">
      <style:text-properties style:font-name="Hind Light" style:font-name-complex="Hind Light" fo:font-size="10pt" style:font-size-asian="10pt" fo:language="en" fo:country="US"/>
    </style:style>
    <style:style style:name="T56" style:parent-style-name="DefaultParagraphFont" style:family="text">
      <style:text-properties style:font-name="Hind Light" style:font-name-complex="Hind Light" fo:font-size="10pt" style:font-size-asian="10pt" fo:language="en" fo:country="US"/>
    </style:style>
    <style:style style:name="T57" style:parent-style-name="DefaultParagraphFont" style:family="text">
      <style:text-properties style:font-name="Hind Light" style:font-name-complex="Hind Light" fo:font-size="10pt" style:font-size-asian="10pt" fo:language="en" fo:country="US"/>
    </style:style>
    <style:style style:name="P58" style:parent-style-name="NoSpacing" style:family="paragraph">
      <style:paragraph-properties fo:text-align="end"/>
      <style:text-properties style:font-name="Hind Light" style:font-name-complex="Hind Light" fo:font-size="10pt" style:font-size-asian="10pt" fo:language="en" fo:country="US"/>
    </style:style>
    <style:style style:name="P59" style:parent-style-name="NoSpacing" style:family="paragraph">
      <style:paragraph-properties fo:text-align="end"/>
      <style:text-properties style:font-name="Hind" style:font-name-complex="Hind" fo:language="en" fo:country="US"/>
    </style:style>
    <style:style style:name="P60" style:parent-style-name="NoSpacing" style:family="paragraph">
      <style:paragraph-properties fo:text-align="end"/>
      <style:text-properties style:font-name="Hind Light" style:font-name-complex="Hind Light" fo:font-size="10pt" style:font-size-asian="10pt" fo:language="en" fo:country="US"/>
    </style:style>
    <style:style style:name="P61" style:parent-style-name="NoSpacing" style:family="paragraph">
      <style:paragraph-properties fo:text-align="end"/>
      <style:text-properties style:font-name="Clear Sans Medium" style:font-name-complex="Clear Sans Medium" fo:language="en" fo:country="US"/>
    </style:style>
    <style:style style:name="P62" style:parent-style-name="Normal" style:family="paragraph">
      <style:paragraph-properties fo:text-align="center"/>
      <style:text-properties style:font-name="Clear Sans Medium" style:font-name-complex="Clear Sans Medium"/>
    </style:style>
    <style:style style:name="P63" style:parent-style-name="NoSpacing" style:family="paragraph">
      <style:text-properties fo:language="en" fo:country="US"/>
    </style:style>
    <style:style style:name="P64" style:parent-style-name="NoSpacing" style:family="paragraph">
      <style:paragraph-properties fo:text-align="center"/>
      <style:text-properties fo:language="en" fo:country="US"/>
    </style:style>
    <style:style style:name="T65" style:parent-style-name="DefaultParagraphFont" style:family="text">
      <style:text-properties style:language-asian="pl" style:country-asian="PL"/>
    </style:style>
    <style:style style:name="P66" style:parent-style-name="Normal" style:family="paragraph">
      <style:paragraph-properties fo:text-align="end"/>
      <style:text-properties style:font-name="Open Sans SemiBold" style:font-name-complex="Open Sans SemiBold" fo:color="#B8C7CC" fo:letter-spacing="0.0277in" fo:font-size="16pt" style:font-size-asian="16pt"/>
    </style:style>
    <style:style style:name="T67" style:parent-style-name="DefaultParagraphFont" style:family="text">
      <style:text-properties style:language-asian="pl" style:country-asian="PL"/>
    </style:style>
    <style:style style:name="P68" style:parent-style-name="Normal" style:family="paragraph">
      <style:paragraph-properties fo:text-align="end"/>
      <style:text-properties style:font-name="Open Sans SemiBold" style:font-name-complex="Open Sans SemiBold" fo:color="#B8C7CC" fo:letter-spacing="0.0277in" fo:font-size="16pt" style:font-size-asian="16pt"/>
    </style:style>
    <style:style style:name="T69" style:parent-style-name="DefaultParagraphFont" style:family="text">
      <style:text-properties style:language-asian="pl" style:country-asian="PL"/>
    </style:style>
    <style:style style:name="P70" style:parent-style-name="Normal" style:family="paragraph">
      <style:text-properties style:font-name="Open Sans SemiBold" style:font-name-complex="Open Sans SemiBold" fo:color="#B8C7CC" fo:letter-spacing="0.0277in" fo:font-size="16pt" style:font-size-asian="16pt"/>
    </style:style>
    <style:style style:name="T71" style:parent-style-name="DefaultParagraphFont" style:family="text">
      <style:text-properties style:language-asian="pl" style:country-asian="PL"/>
    </style:style>
    <style:style style:name="P72" style:parent-style-name="Normal" style:family="paragraph">
      <style:text-properties style:font-name="Open Sans SemiBold" style:font-name-complex="Open Sans SemiBold" fo:color="#B8C7CC" fo:letter-spacing="0.0277in" fo:font-size="16pt" style:font-size-asian="16pt"/>
    </style:style>
    <style:style style:name="T73" style:parent-style-name="DefaultParagraphFont" style:family="text">
      <style:text-properties style:language-asian="pl" style:country-asian="PL"/>
    </style:style>
    <style:style style:name="T74" style:parent-style-name="DefaultParagraphFont" style:family="text">
      <style:text-properties style:font-name="Hind Light" style:font-name-complex="Hind Light" fo:color="#000000" style:font-size-complex="10.5pt" fo:background-color="#FFFFFF"/>
    </style:style>
    <style:style style:name="T75" style:parent-style-name="DefaultParagraphFont" style:family="text">
      <style:text-properties style:font-name="Hind Light" style:font-name-complex="Hind Light"/>
    </style:style>
    <style:style style:name="T76" style:parent-style-name="DefaultParagraphFont" style:family="text">
      <style:text-properties style:language-asian="pl" style:country-asian="PL"/>
    </style:style>
    <style:style style:name="T77" style:parent-style-name="DefaultParagraphFont" style:family="text">
      <style:text-properties style:language-asian="pl" style:country-asian="PL"/>
    </style:style>
    <style:style style:name="T78" style:parent-style-name="DefaultParagraphFont" style:family="text">
      <style:text-properties style:language-asian="pl" style:country-asian="PL"/>
    </style:style>
    <style:style style:name="T79" style:parent-style-name="DefaultParagraphFont" style:family="text">
      <style:text-properties style:font-name="Arapey" fo:color="#262626" fo:font-size="52pt" style:font-size-asian="52pt" style:font-size-complex="52pt"/>
    </style:style>
    <style:style style:name="T80" style:parent-style-name="DefaultParagraphFont" style:family="text">
      <style:text-properties style:font-name="Bentham" fo:color="#262626" fo:font-size="52pt" style:font-size-asian="52pt" style:font-size-complex="52pt"/>
    </style:style>
    <style:style style:name="T81" style:parent-style-name="DefaultParagraphFont" style:family="text">
      <style:text-properties style:font-name="Arapey" fo:color="#B8C7CC" fo:font-size="52pt" style:font-size-asian="52pt" style:font-size-complex="52pt"/>
    </style:style>
    <style:style style:name="P82" style:parent-style-name="NoSpacing" style:family="paragraph">
      <style:paragraph-properties fo:text-align="end"/>
      <style:text-properties style:font-name="Open Sans" style:font-name-complex="Open Sans" fo:color="#262626" fo:letter-spacing="0.0277in" fo:font-size="16pt" style:font-size-asian="16pt"/>
    </style:style>
    <style:style style:family="graphic" style:name="a20" style:parent-style-name="Graphics">
      <style:graphic-properties fo:wrap-option="wrap" fo:border="0.01389in none"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2">
      <style:graphic-properties style:wrap="run-through" style:run-through="foreground" draw:fill="none" draw:stroke="solid" svg:stroke-width="0.03125in" svg:stroke-color="#595959" svg:stroke-opacity="100%" draw:stroke-linejoin="miter" svg:stroke-linecap="butt" style:horizontal-rel="paragraph" style:vertical-rel="page" style:horizontal-pos="from-left" style:vertical-pos="from-top"/>
    </style:style>
    <style:style style:family="graphic" style:name="a23">
      <style:graphic-properties style:wrap="run-through" style:run-through="foreground" draw:fill="none" draw:stroke="solid" svg:stroke-width="0.03125in" svg:stroke-color="#595959" svg:stroke-opacity="100%" draw:stroke-linejoin="miter" svg:stroke-linecap="butt" style:horizontal-rel="paragraph" style:vertical-rel="page" style:horizontal-pos="from-left" style:vertical-pos="from-top"/>
    </style:style>
    <style:style style:family="graphic" style:name="a2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10" style:parent-style-name="Graphics">
      <style:graphic-properties fo:border="none" fo:background-color="transparent"/>
    </style:style>
    <style:style style:family="graphic" style:name="a11">
      <style:graphic-properties style:wrap="run-through" style:run-through="foreground" style:horizontal-rel="paragraph" style:vertical-rel="page" style:horizontal-pos="from-left" style:vertical-pos="from-top"/>
    </style:style>
    <style:style style:family="graphic" style:name="a1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draw:fill="solid" draw:fill-color="#b8c7cc" draw:opacity="100%" draw:stroke="none"/>
    </style:style>
    <style:style style:family="graphic" style:name="a14" style:parent-style-name="Graphics">
      <style:graphic-properties fo:border="none" fo:background-color="transparent"/>
    </style:style>
    <style:style style:family="graphic" style:name="a15">
      <style:graphic-properties style:wrap="run-through" style:run-through="foreground" style:horizontal-rel="paragraph" style:vertical-rel="page" style:horizontal-pos="from-left" style:vertical-pos="from-top"/>
    </style:style>
    <style:style style:family="graphic" style:name="a16"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1389in none"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389in none"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389in none"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4167in" svg:stroke-color="#c0ced1"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b8c7cc" draw:opacity="100%" draw:stroke="none" style:horizontal-rel="paragraph" style:vertical-rel="page" style:horizontal-pos="from-left" style:vertical-pos="from-top"/>
    </style:style>
    <style:style style:family="graphic" style:name="a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draw:fill="solid" draw:fill-color="#b8c7cc" draw:opacity="100%" draw:stroke="none"/>
    </style:style>
    <style:style style:family="graphic" style:name="a6" style:parent-style-name="Graphics">
      <style:graphic-properties fo:border="none" fo:background-color="transparent"/>
    </style:style>
    <style:style style:family="graphic" style:name="a7">
      <style:graphic-properties style:wrap="run-through" style:run-through="foreground" style:horizontal-rel="paragraph" style:vertical-rel="page" style:horizontal-pos="from-left" style:vertical-pos="from-top"/>
    </style:style>
    <style:style style:family="graphic" style:name="a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draw:fill="solid" draw:fill-color="#b8c7cc" draw:opacity="100%" draw:stroke="none"/>
    </style:style>
  </office:automatic-styles>
  <office:body>
    <office:text text:use-soft-page-breaks="true">
      <text:p text:style-name="P1"><text:span text:style-name="T2"><draw:frame draw:z-index="251709440" draw:id="id0" draw:style-name="a0" draw:name="Pole tekstowe 2" text:anchor-type="paragraph" svg:x="-0.67569in" svg:y="4.775in" svg:width="2.16389in" svg:height="3.65in" style:rel-width="scale" style:rel-height="scale"><draw:text-box><text:p text:style-name="P3">Graphic Design<text:s/></text:p><text:p text:style-name="P4">Web Design<text:s/></text:p><text:p text:style-name="P5">Web Development<text:s/></text:p><text:p text:style-name="P6">Social Media Marketing<text:s/></text:p><text:p text:style-name="P7">IT Applications<text:s/></text:p><text:p text:style-name="P8">Project Management<text:s/></text:p><text:p text:style-name="P9">Web Development<text:s/></text:p><text:p text:style-name="P10">Web Development<text:s/></text:p><text:p text:style-name="P11">Social Media Marketing<text:s/></text:p><text:p text:style-name="P12"/><text:p text:style-name="P13"/><text:p text:style-name="Normal"/><text:p text:style-name="Normal"/><text:p text:style-name="Normal"/></draw:text-box><svg:title/><svg:desc/></draw:frame></text:span><text:span text:style-name="T14"><draw:connector draw:type="line" svg:x1="2.94268in" svg:y1="0.53958in" svg:x2="4.80518in" svg:y2="0.53958in" draw:z-index="251691008" draw:id="id1" draw:style-name="a1" draw:name="Łącznik prosty 3" text:anchor-type="paragraph"><svg:title/><svg:desc/></draw:connector></text:span><text:span text:style-name="T15"><draw:custom-shape svg:x="-1.02457in" svg:y="0.29792in" svg:width="8.56736in" svg:height="0.225in" draw:z-index="251692032" draw:id="id2" draw:style-name="a2" draw:name="Prostokąt 20" text:anchor-type="paragraph"><svg:title/><svg:desc/><draw:enhanced-geometry draw:type="non-primitive" svg:viewBox="0 0 21600 21600" draw:enhanced-path="M 0 0 L 21600 0 21600 21600 0 21600 Z N"/></draw:custom-shape></text:span><text:span text:style-name="T16"><draw:frame draw:z-index="251681792" draw:id="id3" draw:style-name="a3" draw:name="Pole tekstowe 337" text:anchor-type="paragraph" svg:x="1.69097in" svg:y="4.775in" svg:width="5.49931in" svg:height="6.81736in" style:rel-width="scale" style:rel-height="scale"><draw:text-box><text:p text:style-name="P17">JOB POSITION HERE</text:p><text:p text:style-name="NoSpacing"><text:span text:style-name="T18">Company Name / 2011 - 2017</text:span></text:p><text:p text:style-name="P19"/><text:list text:style-name="LFO9" text:continue-numbering="true"><text:list-item><text:p text:style-name="P20">Lorem ipsum dolor sit amet, consectetur adipiscing elit. In elit felis, vulputate id iaculis volutpat, consequat sit amet risus.<text:s/></text:p></text:list-item><text:list-item><text:p text:style-name="P21">Lorem ipsum dolor sit amet, consectetur adipiscing elit.<text:s/></text:p></text:list-item><text:list-item><text:p text:style-name="P22">Lorem ipsum dolor sit amet, consectetur adipiscing elit. In elit felis, vulputate id iaculis volutpat, consequat sit amet risus.<text:s/></text:p></text:list-item><text:list-item><text:p text:style-name="P23">Lorem ipsum dolor sit amet, consectetur adipiscing elit. In elit felis, vulputate id iaculis volutpat, consequat sit amet risus.<text:s/></text:p></text:list-item><text:list-item><text:p text:style-name="P24">Lorem ipsum dolor sit amet, consectetur adipiscing elit.<text:s/></text:p></text:list-item><text:list-item><text:p text:style-name="P25">Lorem ipsum dolor sit amet, consectetur adipiscing elit. In elit felis, vulputate id iaculis volutpat, consequat sit amet risus</text:p></text:list-item></text:list><text:p text:style-name="P26"/><text:p text:style-name="P27">JOB POSITION HERE</text:p><text:p text:style-name="NoSpacing"><text:span text:style-name="T28">Company Name / 2011 - 2017</text:span></text:p><text:p text:style-name="P29"/><text:list text:style-name="LFO9" text:continue-numbering="true"><text:list-item><text:p text:style-name="P30">Lorem ipsum dolor sit amet, consectetur adipiscing elit. In elit felis, vulputate id iaculis volutpat, consequat sit amet risus.<text:s/></text:p></text:list-item><text:list-item><text:p text:style-name="P31">Lorem ipsum dolor sit amet, consectetur adipiscing elit.<text:s/></text:p></text:list-item><text:list-item><text:p text:style-name="P32">Lorem ipsum dolor sit amet, consectetur adipiscing elit. In elit felis, vulputate id iaculis volutpat, consequat sit amet risus.<text:s/></text:p></text:list-item><text:list-item><text:p text:style-name="P33">Lorem ipsum dolor sit amet, consectetur adipiscing elit. In elit felis, vulputate id iaculis volutpat, consequat sit amet risus.<text:s/></text:p></text:list-item><text:list-item><text:p text:style-name="P34">Lorem ipsum dolor sit amet, consectetur adipiscing elit.<text:s/></text:p></text:list-item><text:list-item><text:p text:style-name="P35">Lorem ipsum dolor sit amet, consectetur adipiscing elit. In elit felis, vulputate id iaculis volutpat, consequat sit amet risus<text:s/></text:p></text:list-item></text:list><text:p text:style-name="P36"/><text:p text:style-name="P37"/><text:p text:style-name="P38"/><text:p text:style-name="P39"/><text:p text:style-name="P40"/><text:p text:style-name="P41"/></draw:text-box><svg:title/><svg:desc/></draw:frame></text:span><text:span text:style-name="T42"><draw:g draw:z-index="251707392" draw:name="Grupa 198" draw:id="id8" draw:style-name="a7" text:anchor-type="paragraph"><svg:title/><svg:desc/><draw:frame draw:id="id4" draw:style-name="a4" draw:name="Pole tekstowe 2" svg:x="-0.80069in" svg:y="3.60942in" svg:width="1.75016in" svg:height="0.31806in" style:rel-width="scale" style:rel-height="scale"><draw:text-box><text:p text:style-name="P43">121 Your address, City</text:p><text:p text:style-name="Normal"/></draw:text-box><svg:title/><svg:desc/></draw:frame><draw:g draw:name="Grupa 195" draw:id="id7"><svg:title/><svg:desc/><draw:custom-shape svg:x="0.99514in" svg:y="3.59167in" svg:width="0.35in" svg:height="0.35in" draw:id="id5" draw:style-name="a5" draw:name="Owal 19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6" draw:style-name="a6" draw:name="Obraz 197" svg:x="1.04261in" svg:y="3.6423in" svg:width="0.25in" svg:height="0.25in" style:rel-width="scale" style:rel-height="scale"><draw:image xlink:href="media/image1.png" xlink:type="simple" xlink:show="embed" xlink:actuate="onLoad"/><svg:title/><svg:desc/></draw:frame></draw:g></draw:g></text:span><text:span text:style-name="T44"><draw:g draw:z-index="251704320" draw:name="Grupa 199" draw:id="id13" draw:style-name="a11" text:anchor-type="paragraph"><svg:title/><svg:desc/><draw:frame draw:id="id9" draw:style-name="a8" draw:name="Pole tekstowe 2" svg:x="-0.65903in" svg:y="3.13979in" svg:width="1.6049in" svg:height="0.31806in" style:rel-width="scale" style:rel-height="scale"><draw:text-box><text:p text:style-name="P45">youremail@mail.com</text:p><text:p text:style-name="Normal"/></draw:text-box><svg:title/><svg:desc/></draw:frame><draw:g draw:name="Grupa 192" draw:id="id12"><svg:title/><svg:desc/><draw:custom-shape svg:x="0.9917in" svg:y="3.125in" svg:width="0.34997in" svg:height="0.35in" draw:id="id10" draw:style-name="a9" draw:name="Owal 19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11" draw:style-name="a10" draw:name="Obraz 194" svg:x="1.03916in" svg:y="3.17563in" svg:width="0.24998in" svg:height="0.25in" style:rel-width="scale" style:rel-height="scale"><draw:image xlink:href="media/image2.png" xlink:type="simple" xlink:show="embed" xlink:actuate="onLoad"/><svg:title/><svg:desc/></draw:frame></draw:g></draw:g></text:span><text:span text:style-name="T46"><draw:g draw:z-index="251701248" draw:name="Grupa 200" draw:id="id18" draw:style-name="a15" text:anchor-type="paragraph"><svg:title/><svg:desc/><draw:frame draw:id="id14" draw:style-name="a12" draw:name="Pole tekstowe 2" svg:x="-0.45903in" svg:y="2.68442in" svg:width="1.4063in" svg:height="0.31806in" style:rel-width="scale" style:rel-height="scale"><draw:text-box><text:p text:style-name="P47">(024) 556 7854</text:p><text:p text:style-name="Normal"/></draw:text-box><svg:title/><svg:desc/></draw:frame><draw:g draw:name="Grupa 351" draw:id="id17"><svg:title/><svg:desc/><draw:custom-shape svg:x="0.99317in" svg:y="2.66667in" svg:width="0.34989in" svg:height="0.35in" draw:id="id15" draw:style-name="a13" draw:name="Owal 34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16" draw:style-name="a14" draw:name="Obraz 350" svg:x="1.04062in" svg:y="2.7173in" svg:width="0.24992in" svg:height="0.25in" style:rel-width="scale" style:rel-height="scale"><draw:image xlink:href="media/image3.png" xlink:type="simple" xlink:show="embed" xlink:actuate="onLoad"/><svg:title/><svg:desc/></draw:frame></draw:g></draw:g></text:span><text:span text:style-name="T48"><draw:frame draw:z-index="251685888" draw:id="id19" draw:style-name="a16" draw:name="Pole tekstowe 338" text:anchor-type="paragraph" svg:x="-0.90069in" svg:y="8.86667in" svg:width="2.39583in" svg:height="1.79167in" style:rel-width="scale" style:rel-height="scale"><draw:text-box><text:p text:style-name="P49">UNIVERSITY OF CHICAGO</text:p><text:p text:style-name="P50">Web Design / 2003 - 2006</text:p><text:p text:style-name="P51"/><text:p text:style-name="P52"><text:span text:style-name="T53">UNIVERSITY OF CALIFORNIA</text:span><text:span text:style-name="T54"><text:s/></text:span><text:span text:style-name="T55">Graphic Design / 2000<text:s/></text:span><text:span text:style-name="T56">–</text:span><text:span text:style-name="T57"><text:s/>2003</text:span></text:p><text:p text:style-name="P58"/><text:p text:style-name="P59">UNIVERSITY OF CHICAGO</text:p><text:p text:style-name="P60">Web Design / 2003 - 2006</text:p><text:p text:style-name="P61"/><text:p text:style-name="P62"><text:s/></text:p><text:p text:style-name="P63"/><text:p text:style-name="P64"/><text:p text:style-name="Normal"/></draw:text-box><svg:title/><svg:desc/></draw:frame></text:span><text:span text:style-name="T65"><draw:frame draw:z-index="251683840" draw:id="id20" draw:style-name="a17" draw:name="Pole tekstowe 2" text:anchor-type="paragraph" svg:x="-0.90069in" svg:y="8.425in" svg:width="2.38681in" svg:height="0.44028in" style:rel-width="scale" style:rel-height="scale"><draw:text-box><text:p text:style-name="P66">EDUCATIONS</text:p></draw:text-box><svg:title/><svg:desc/></draw:frame></text:span><text:span text:style-name="T67"><draw:frame draw:z-index="251687936" draw:id="id21" draw:style-name="a18" draw:name="Pole tekstowe 2" text:anchor-type="paragraph" svg:x="-0.89236in" svg:y="4.375in" svg:width="2.38681in" svg:height="0.44028in" style:rel-width="scale" style:rel-height="scale"><draw:text-box><text:p text:style-name="P68">SKILLS</text:p></draw:text-box><svg:title/><svg:desc/></draw:frame></text:span><text:bookmark-start text:name="_Hlk482996167"/><text:bookmark-start text:name="_Hlk482995890"/><text:bookmark-end text:name="_Hlk482996167"/><text:bookmark-end text:name="_Hlk482995890"/><text:span text:style-name="T69"><draw:frame draw:z-index="251679744" draw:id="id22" draw:style-name="a19" draw:name="Pole tekstowe 2" text:anchor-type="paragraph" svg:x="1.68264in" svg:y="4.38333in" svg:width="5.50833in" svg:height="0.44028in" style:rel-width="scale" style:rel-height="scale"><draw:text-box><text:p text:style-name="P70">WORK EXPERIENCE</text:p></draw:text-box><svg:title/><svg:desc/></draw:frame></text:span><text:span text:style-name="T71"><draw:frame draw:z-index="251672576" draw:id="id23" draw:style-name="a20" draw:name="Pole tekstowe 2" text:anchor-type="paragraph" svg:x="1.67431in" svg:y="2.46667in" svg:width="5.50833in" svg:height="0.44028in" style:rel-width="scale" style:rel-height="scale"><draw:text-box><text:p text:style-name="P72">PROFILE</text:p></draw:text-box><svg:title/><svg:desc/></draw:frame></text:span><text:span text:style-name="T73"><draw:frame draw:z-index="251677696" draw:id="id24" draw:style-name="a21" draw:name="Pole tekstowe 2" text:anchor-type="paragraph" svg:x="1.67431in" svg:y="2.85in" svg:width="5.51597in" svg:height="1.6125in" style:rel-width="scale" style:rel-height="scale"><draw:text-box><text:p text:style-name="Normal"><text:span text:style-name="T74">Lorem ipsum dolor sit amet, consectetur adipiscing elit. In elit felis, vulputate id iaculis volutpat, consequat sit amet risus. Vivamus non imperdiet velit. Pellentesque rutrum odio et vestibulum dictum. Nunc sed magna eleifend, laoreet nunc nec, mattis leo. Sed porttitor et lorem vitae dignissim. Etiam ornare volutpat lorem.<text:s/></text:span><text:span text:style-name="T75">Duis tempor tincidunt purus, id vulputate dui fermentum eget.</text:span></text:p><text:p text:style-name="Normal"/></draw:text-box><svg:title/><svg:desc/></draw:frame></text:span><text:span text:style-name="T76"><draw:connector draw:type="line" svg:x1="-0.58403in" svg:y1="2.21667in" svg:x2="7.06597in" svg:y2="2.21667in" draw:z-index="251694080" draw:id="id25" draw:style-name="a22" draw:name="Łącznik prosty 21" text:anchor-type="paragraph"><svg:title/><svg:desc/></draw:connector></text:span><text:span text:style-name="T77"><draw:connector draw:type="line" svg:x1="1.58264in" svg:y1="2.225in" svg:x2="1.58264in" svg:y2="10.725in" draw:z-index="251669504" draw:id="id26" draw:style-name="a23" draw:name="Łącznik prosty 17" text:anchor-type="paragraph"><svg:title/><svg:desc/></draw:connector></text:span><text:bookmark-start text:name="_Hlk482993784"/><text:bookmark-end text:name="_Hlk482993784"/><text:span text:style-name="T78"><draw:frame draw:z-index="251649024" draw:id="id27" draw:style-name="a24" draw:name="Pole tekstowe 2" text:anchor-type="paragraph" svg:x="0in" svg:y="0.73403in" svg:width="7.72292in" svg:height="1.37153in" style:rel-width="scale" style:rel-height="scale"><draw:text-box><text:p text:style-name="NoSpacing"><text:span text:style-name="T79">VERONICA</text:span><text:span text:style-name="T80"><text:s/></text:span><text:span text:style-name="T81">BROWN</text:span></text:p><text:p text:style-name="P82">PROJECT MANAGER</text:p></draw:text-box><svg:title/><svg:desc/></draw:frame></text:span><text:bookmark-start text:name="_Hlk480389703"/><text:bookmark-start text:name="_Hlk480386871"/><text:bookmark-start text:name="_Hlk482994661"/><text:bookmark-end text:name="_Hlk480389703"/><text:bookmark-end text:name="_Hlk480386871"/><text:bookmark-end text:name="_Hlk48299466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ind Light" svg:font-family="Hind Light" style:font-family-generic="system" style:font-pitch="variable"/>
    <style:font-face style:name="Cambria" svg:font-family="Cambria" style:font-family-generic="roman" style:font-pitch="variable" svg:panose-1="2 4 5 3 5 4 6 3 2 4"/>
    <style:font-face style:name="Hind" svg:font-family="Hind" style:font-family-generic="system" style:font-pitch="variable"/>
    <style:font-face style:name="Clear Sans Light" svg:font-family="Clear Sans Light" style:font-family-generic="swiss" style:font-pitch="variable"/>
    <style:font-face style:name="Clear Sans Medium" svg:font-family="Clear Sans Medium" style:font-family-generic="swiss" style:font-pitch="variable"/>
    <style:font-face style:name="Open Sans SemiBold" svg:font-family="Open Sans SemiBold" style:font-family-generic="swiss" style:font-pitch="variable"/>
    <style:font-face style:name="Arapey" svg:font-family="Arapey" style:font-family-generic="system" style:font-pitch="variable"/>
    <style:font-face style:name="Bentham" svg:font-family="Bentham" style:font-family-generic="modern" style:font-pitch="variable" svg:panose-1="0 0 0 0 0 0 0 0 0 0"/>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language="en" fo:country="U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ukasz Filip</meta:initial-creator>
    <dc:creator>Abraham Vargas</dc:creator>
    <meta:creation-date>2023-03-27T16:12:00Z</meta:creation-date>
    <dc:date>2023-03-27T16:12:00Z</dc:date>
    <meta:template xlink:href="Normal" xlink:type="simple"/>
    <meta:editing-cycles>2</meta:editing-cycles>
    <meta:editing-duration>PT60S</meta:editing-duration>
    <meta:document-statistic meta:page-count="1" meta:paragraph-count="1" meta:word-count="2" meta:character-count="16" meta:row-count="1" meta:non-whitespace-character-count="15"/>
  </office:meta>
</office:document-meta>
</file>